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9" calcext:value-type="float">
            <text:p>97,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05" calcext:value-type="float">
            <text:p>97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32" calcext:value-type="float">
            <text:p>97,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05" calcext:value-type="float">
            <text:p>97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7" calcext:value-type="float">
            <text:p>97,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2" calcext:value-type="float">
            <text:p>97,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3" calcext:value-type="float">
            <text:p>97,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3" calcext:value-type="float">
            <text:p>97,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93" calcext:value-type="float">
            <text:p>96,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93" calcext:value-type="float">
            <text:p>96,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92" calcext:value-type="float">
            <text:p>97,092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3:06:28.232133802</meta:creation-date>
    <dc:date>2018-01-14T23:08:14.347561830</dc:date>
    <meta:editing-duration>PT1M47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